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officeooo:paragraph-rsid="0013cbff"/>
    </style:style>
    <style:style style:name="P3" style:family="paragraph" style:parent-style-name="Standard">
      <style:text-properties style:font-name="Arial1" officeooo:rsid="0013cbff" officeooo:paragraph-rsid="0013cbff"/>
    </style:style>
    <style:style style:name="T1" style:family="text">
      <style:text-properties officeooo:rsid="0013cb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O – Site. Nome: Felipe de Lima dos Santos, André Thiago de Souza e Mateus Henrique Reich</text:p>
      <text:p text:style-name="P2"/>
      <text:p text:style-name="P2">Esquema de Banco de dados de um Site de Aposta, o Site de aposta, trabalha com diversas modalidades de apostas online e jogos de azar, todos envolvem dinheiro do cliente na oportunidade de multiplicar seus valores monetarios.</text:p>
      <text:p text:style-name="P2"/>
      <text:p text:style-name="P2"/>
      <text:p text:style-name="P1">Modalidades – <text:span text:style-name="T1">Categoria, Categoria_id</text:span></text:p>
      <text:p text:style-name="P1"/>
      <text:p text:style-name="P1">Cliente - Nome, CPF, Nascimento, Email, Client_id, saldo.</text:p>
      <text:p text:style-name="P1"/>
      <text:p text:style-name="P1">Pagamentos - Cliente_id, metodo de pagamento, Status, Valor.</text:p>
      <text:p text:style-name="P1"/>
      <text:p text:style-name="P1">Aposta - client_id, aposta , provisionado, ValorAposta.</text:p>
      <text:p text:style-name="P1"/>
      <text:p text:style-name="P1"/>
      <text:p text:style-name="P2">JogosEletronicos - CAMPEONATO, JOGO, DATA (com hora),</text:p>
      <text:p text:style-name="P1"/>
      <text:p text:style-name="P2">LOL – <text:span text:style-name="T1">a</text:span>posta_id, APST_Vitoria, APST_MostKill,</text:p>
      <text:p text:style-name="P2">APST_FirstBlood, APST_MAP1, APST_MAP2, APST_KnifeKill, APST_Overtime.</text:p>
      <text:p text:style-name="P2"/>
      <text:p text:style-name="P1">CS - aposta_id, APST_Vitoria, APST_MostKill,</text:p>
      <text:p text:style-name="P1">APST_FirstBlood, APST_MAP1, APST_MAP2, APST_KnifeKill, APST_Overtime.</text:p>
      <text:p text:style-name="P1"/>
      <text:p text:style-name="P1">Valorant - aposta_id, APST_Vitoria, APST_MostKill, APST_FirstBlood, APST_MAP1, APST_MAP2, APST_KnifeKill, APST_Overtime.</text:p>
      <text:p text:style-name="P1"/>
      <text:p text:style-name="P1"/>
      <text:p text:style-name="P3">Futebol - CAMPEONATO, JOGO, DATA </text:p>
      <text:p text:style-name="P1"/>
      <text:p text:style-name="P1">Futebol - aposta_id, APST_Vitoria, APST_MostGoals, APST_FirstGoal, APST_FirstTempo,</text:p>
      <text:p text:style-name="P1"/>
      <text:p text:style-name="P1">Corridas - F1</text:p>
      <text:p text:style-name="P1">F1 - aposta_id, APST_Vitoria</text:p>
      <text:p text:style-name="P1"/>
      <text:p text:style-name="P1">Lutas - UFC</text:p>
      <text:p text:style-name="P1"/>
      <text:p text:style-name="P1">UFC - aposta_id, APST_Vitoria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16:11:24.083000000</meta:creation-date>
    <dc:date>2022-09-23T16:16:30.716000000</dc:date>
    <meta:editing-duration>PT10S</meta:editing-duration>
    <meta:editing-cycles>1</meta:editing-cycles>
    <meta:document-statistic meta:table-count="0" meta:image-count="0" meta:object-count="0" meta:page-count="1" meta:paragraph-count="18" meta:word-count="141" meta:character-count="1123" meta:non-whitespace-character-count="996"/>
    <meta:generator>LibreOffice/7.3.1.3$Windows_X86_64 LibreOffice_project/a69ca51ded25f3eefd52d7bf9a5fad8c90b87951</meta:generator>
  </office:meta>
</office:document-meta>
</file>